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17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9pt"/>
    </style:style>
    <style:style style:name="P8" style:family="paragraph">
      <loext:graphic-properties draw:fill="none" draw:fill-color="#ffffff"/>
      <style:text-properties fo:font-size="9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1.2cm" svg:x="1.9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8cm" svg:height="1.2cm" svg:x="1.9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2.2cm" svg:y="1.9cm">
          <text:p text:style-name="P2"><text:span text:style-name="T1">Condition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cm" svg:height="0.7cm" svg:x="5.6cm" svg:y="1.9cm">
          <text:p text:style-name="P2"><text:span text:style-name="T1">Mute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9.1cm" svg:y="1.9cm">
          <text:p text:style-name="P2"><text:span text:style-name="T1">Semaph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12.6cm" svg:y="1.9cm">
          <text:p text:style-name="P2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2.2cm" svg:y="7.5cm">
          <text:p text:style-name="P2"><text:span text:style-name="T1">Condition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5.6cm" svg:y="7.5cm">
          <text:p text:style-name="P2"><text:span text:style-name="T1">Mute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9.1cm" svg:y="7.5cm">
          <text:p text:style-name="P2"><text:span text:style-name="T1">Semaph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cm" svg:height="0.7cm" svg:x="12.6cm" svg:y="7.5cm">
          <text:p text:style-name="P2"><text:span text:style-name="T1">Thread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9cm" svg:y1="3cm" svg:x2="3.9cm" svg:y2="7.2cm">
          <text:p/>
        </draw:line>
        <draw:line draw:style-name="gr3" draw:text-style-name="P4" draw:layer="layout" svg:x1="7.4cm" svg:y1="3cm" svg:x2="7.4cm" svg:y2="7.2cm">
          <text:p/>
        </draw:line>
        <draw:line draw:style-name="gr3" draw:text-style-name="P4" draw:layer="layout" svg:x1="10.8cm" svg:y1="3cm" svg:x2="10.8cm" svg:y2="7.2cm">
          <text:p/>
        </draw:line>
        <draw:line draw:style-name="gr3" draw:text-style-name="P4" draw:layer="layout" svg:x1="14.4cm" svg:y1="3cm" svg:x2="14.4cm" svg:y2="7.2cm">
          <text:p/>
        </draw:line>
        <draw:frame draw:style-name="gr4" draw:text-style-name="P6" draw:layer="layout" svg:width="3.5cm" svg:height="1.039cm" svg:x="16.1cm" svg:y="1.713cm">
          <draw:text-box>
            <text:p text:style-name="P5"><text:span text:style-name="T1">Primitives offered</text:span></text:p>
            <text:p text:style-name="P5"><text:span text:style-name="T1">by GPCC OSAL</text:span></text:p>
          </draw:text-box>
        </draw:frame>
        <draw:frame draw:style-name="gr5" draw:text-style-name="P6" draw:layer="layout" svg:width="3.8cm" svg:height="1.039cm" svg:x="16cm" svg:y="7.414cm">
          <draw:text-box>
            <text:p text:style-name="P5"><text:span text:style-name="T1">Primitives offered</text:span></text:p>
            <text:p text:style-name="P5"><text:span text:style-name="T1">by Operating System</text:span></text:p>
          </draw:text-box>
        </draw:frame>
        <draw:frame draw:style-name="gr6" draw:text-style-name="P8" draw:layer="layout" svg:width="1.179cm" svg:height="0.607cm" svg:x="3.697cm" svg:y="4.6cm">
          <draw:text-box>
            <text:p text:style-name="P7">uses</text:p>
          </draw:text-box>
        </draw:frame>
        <draw:frame draw:style-name="gr6" draw:text-style-name="P8" draw:layer="layout" svg:width="1.179cm" svg:height="0.607cm" svg:x="7.198cm" svg:y="4.601cm">
          <draw:text-box>
            <text:p text:style-name="P7">uses</text:p>
          </draw:text-box>
        </draw:frame>
        <draw:frame draw:style-name="gr6" draw:text-style-name="P8" draw:layer="layout" svg:width="1.179cm" svg:height="0.607cm" svg:x="10.598cm" svg:y="4.601cm">
          <draw:text-box>
            <text:p text:style-name="P7">uses</text:p>
          </draw:text-box>
        </draw:frame>
        <draw:frame draw:style-name="gr6" draw:text-style-name="P8" draw:layer="layout" svg:width="1.179cm" svg:height="0.607cm" svg:x="14.198cm" svg:y="4.601cm">
          <draw:text-box>
            <text:p text:style-name="P7">us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1:31:41.113736061</meta:creation-date>
    <dc:date>2017-05-03T21:44:15.846986773</dc:date>
    <meta:editing-duration>PT1M33S</meta:editing-duration>
    <meta:editing-cycles>1</meta:editing-cycles>
    <meta:document-statistic meta:object-count="20"/>
    <meta:generator>LibreOffice/5.2.5.1$Linux_X86_64 LibreOffice_project/20m0$Build-1</meta:generator>
  </office:meta>
</office:document-meta>
</file>